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25fd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25fd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4bfd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70b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e9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70b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e9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4bfd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6e9d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6e9d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7257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257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25fda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ca74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4bfd2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70bf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e9db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2575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73621" officeooo:paragraph-rsid="00273621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5d73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75d73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5d73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 fo:break-before="page"/>
      <style:text-properties fo:font-size="12pt" fo:font-weight="normal" officeooo:rsid="00273621" officeooo:paragraph-rsid="00275d73" style:font-size-asian="10.5pt" style:font-weight-asian="normal" style:font-size-complex="12pt" style:font-weight-complex="normal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  <style:style style:name="T12" style:family="text">
      <style:text-properties officeooo:rsid="00117923"/>
    </style:style>
    <style:style style:name="T13" style:family="text">
      <style:text-properties officeooo:rsid="0018d0a2"/>
    </style:style>
    <style:style style:name="T14" style:family="text">
      <style:text-properties officeooo:rsid="000d2382"/>
    </style:style>
    <style:style style:name="T15" style:family="text">
      <style:text-properties officeooo:rsid="0024bfd2"/>
    </style:style>
    <style:style style:name="T16" style:family="text">
      <style:text-properties officeooo:rsid="002670bf"/>
    </style:style>
    <style:style style:name="T17" style:family="text">
      <style:text-properties officeooo:rsid="0026e9db"/>
    </style:style>
    <style:style style:name="T18" style:family="text">
      <style:text-properties officeooo:rsid="00272575"/>
    </style:style>
    <style:style style:name="T19" style:family="text">
      <style:text-properties officeooo:rsid="00275d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49"/>
      <text:p text:style-name="P49"/>
      <text:p text:style-name="P49">Dilluns<text:tab/>25/09/23</text:p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49"/>
      <text:p text:style-name="P49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49"/>
      <text:p text:style-name="P49"/>
      <text:p text:style-name="P49">Dimecres<text:tab/>27/09/23</text:p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>Baixem al taller per fer pletina de 50 x 15 (per taquilles). </text:p>
      <text:p text:style-name="P49"/>
      <text:p text:style-name="P49">Dijous<text:tab/><text:tab/>28/09/23</text:p>
      <text:p text:style-name="P15">Inventari taller 1 mecanitzat, cada alumne fa invetari del seu calaix.</text:p>
      <text:p text:style-name="P13">Unitat1 – El puesto de trabajo</text:p>
      <text:p text:style-name="P13">Comentem <text:span text:style-name="T2">eines de subjecció: alicates.</text:span></text:p>
      <text:p text:style-name="P50"/>
      <text:p text:style-name="P60">Dilluns<text:tab/><text:span text:style-name="T3">0</text:span>2/<text:span text:style-name="T3">10</text:span>/23</text:p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8">Baixem al taller a continuar fent peces de 50 x 15.</text:p>
      <text:p text:style-name="P51"><text:soft-page-break/>Di<text:span text:style-name="T4">marts</text:span><text:tab/><text:span text:style-name="T3">03</text:span>/<text:span text:style-name="T3">10</text:span>/23</text:p>
      <text:p text:style-name="P17">Unitat <text:span text:style-name="T4">2 Representacion gràfica</text:span></text:p>
      <text:p text:style-name="P19">Comentem document “trazado_representacion_grafica.pdf”</text:p>
      <text:p text:style-name="P19">Mirem vídeo explicatiu de com taladrar</text:p>
      <text:p text:style-name="P19">https://youtu.be/p6aK5HLJibA?feature=shared</text:p>
      <text:p text:style-name="P21">Baixem al taller, on faig demostració de com taladrar i comentem con fixar les peces per posar pany a les taquilles.</text:p>
      <text:p text:style-name="P21"/>
      <text:p text:style-name="P21"/>
      <text:p text:style-name="P52">Di<text:span text:style-name="T4">mecres</text:span><text:tab/><text:span text:style-name="T3">04</text:span>/<text:span text:style-name="T3">10</text:span>/23</text:p>
      <text:p text:style-name="P21">Aviso que demà farem treball autònom a classe, consistint en respondre a preguntes relacionades amb la teoria que hem vist fins ara (eines i acotació).</text:p>
      <text:p text:style-name="P21">Baixem al taller per continuar amb les peces per posar pany a les taquilles.</text:p>
      <text:p text:style-name="P21"/>
      <text:p text:style-name="P21"/>
      <text:p text:style-name="P52">D<text:span text:style-name="T5">ijous</text:span><text:tab/><text:span text:style-name="T3">05</text:span>/<text:span text:style-name="T3">10</text:span>/23</text:p>
      <text:p text:style-name="P21">Treball autònom, consistint en respondre a preguntes relacionades amb la teoria que hem vist fins ara (eines i acotació).</text:p>
      <text:p text:style-name="P21"/>
      <text:p text:style-name="P20"/>
      <text:p text:style-name="P53">D<text:span text:style-name="T5">illuns</text:span><text:tab/><text:span text:style-name="T3">09</text:span>/<text:span text:style-name="T3">10</text:span>/23</text:p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61">D<text:span text:style-name="T5">imarts</text:span><text:tab/><text:span text:style-name="T7">10</text:span>/<text:span text:style-name="T3">10</text:span>/23</text:p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54"/>
      <text:p text:style-name="P54"/>
      <text:p text:style-name="P54">D<text:span text:style-name="T5">imecres</text:span><text:tab/><text:span text:style-name="T7">11</text:span>/<text:span text:style-name="T3">10</text:span>/23</text:p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54"/>
      <text:p text:style-name="P54"/>
      <text:p text:style-name="P54">D<text:span text:style-name="T5">illuns</text:span><text:tab/><text:span text:style-name="T7">16</text:span>/<text:span text:style-name="T3">10</text:span>/23</text:p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55">D<text:span text:style-name="T8">imarts</text:span><text:tab/><text:span text:style-name="T7">17</text:span>/<text:span text:style-name="T3">10</text:span>/23</text:p>
      <text:p text:style-name="P30">Vaga estudiants.</text:p>
      <text:p text:style-name="P23"/>
      <text:p text:style-name="P23"/>
      <text:p text:style-name="P56">D<text:span text:style-name="T8">imecres</text:span><text:tab/><text:span text:style-name="T7">18</text:span>/<text:span text:style-name="T3">10</text:span>/23</text:p>
      <text:p text:style-name="P27"><text:span text:style-name="T7">Continuem</text:span> amb el pisa papers.</text:p>
      <text:p text:style-name="P23"/>
      <text:p text:style-name="P23"/>
      <text:p text:style-name="P57"><text:soft-page-break/>D<text:span text:style-name="T8">ijous</text:span><text:tab/><text:tab/><text:span text:style-name="T7">19</text:span>/<text:span text:style-name="T3">10</text:span>/23</text:p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58">D<text:span text:style-name="T8">illuns</text:span><text:tab/><text:span text:style-name="T9">23</text:span>/<text:span text:style-name="T3">10</text:span>/23</text:p>
      <text:p text:style-name="P33">Comentem treball autònom 1.</text:p>
      <text:p text:style-name="P33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59">D<text:span text:style-name="T8">imarts</text:span><text:tab/><text:span text:style-name="T9">24</text:span>/<text:span text:style-name="T3">10</text:span>/23</text:p>
      <text:p text:style-name="P34"><text:span text:style-name="T10">Terminem de</text:span> comentar document <text:a xlink:type="simple" xlink:href="https://paulinoposada.github.io/web_mec/documents/rosca_tuerca_tornillo.pdf">rosca_tuerca_tornillo.pdf</text:a></text:p>
      <text:p text:style-name="P35">Comentem document <text:a xlink:type="simple" xlink:href="https://paulinoposada.github.io/web_mec/documents/rosca_pasos_hilos_brocas.pdf">rosca_pasos_hilos_brocas.pdf</text:a></text:p>
      <text:p text:style-name="P35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  <text:p text:style-name="P35"/>
      <text:p text:style-name="P62"/>
      <text:p text:style-name="P62">D<text:span text:style-name="T8">imecres</text:span><text:tab/><text:span text:style-name="T9">25</text:span>/<text:span text:style-name="T3">10</text:span>/23</text:p>
      <text:p text:style-name="P37">Baixem al taller i continuem amb el pisa papers.</text:p>
      <text:p text:style-name="P36"/>
      <text:p text:style-name="P36"/>
      <text:p text:style-name="P63">D<text:span text:style-name="T12">ijous</text:span><text:tab/><text:tab/><text:span text:style-name="T13">26</text:span>/<text:span text:style-name="T14">10</text:span>/23</text:p>
      <text:p text:style-name="P41">Baixa per gripe.</text:p>
      <text:p text:style-name="P41"/>
      <text:p text:style-name="P41"/>
      <text:p text:style-name="P64">D<text:span text:style-name="T12">illuns</text:span><text:tab/><text:span text:style-name="T15">30</text:span>/<text:span text:style-name="T14">10</text:span>/23</text:p>
      <text:p text:style-name="P44">Feim <text:a xlink:type="simple" xlink:href="https://paulinoposada.github.io/web_mec/documents/acotacio_exercicis_2.pdf">exercicis d'acotació 2</text:a> </text:p>
      <text:p text:style-name="P38">Baixem al taller i continuem amb el pisa papers.</text:p>
      <text:p text:style-name="P41"/>
      <text:p text:style-name="P65"/>
      <text:p text:style-name="P65">D<text:span text:style-name="T12">imarts</text:span><text:tab/><text:span text:style-name="T16">31</text:span>/<text:span text:style-name="T14">10</text:span>/23</text:p>
      <text:p text:style-name="P39">Baixem al taller i continuem amb el pisa papers.</text:p>
      <text:p text:style-name="P42"/>
      <text:p text:style-name="P42"/>
      <text:p text:style-name="P66">D<text:span text:style-name="T12">imecres</text:span><text:tab/><text:span text:style-name="T17">01</text:span>/<text:span text:style-name="T14">11</text:span>/23</text:p>
      <text:p text:style-name="P40"><text:span text:style-name="T17">Tots sants</text:span>.</text:p>
      <text:p text:style-name="P43"/>
      <text:p text:style-name="P66"/>
      <text:p text:style-name="P66">D<text:span text:style-name="T12">ijous</text:span><text:tab/><text:tab/><text:span text:style-name="T17">02</text:span>/<text:span text:style-name="T14">11</text:span>/23</text:p>
      <text:p text:style-name="P45">Feim <text:a xlink:type="simple" xlink:href="https://paulinoposada.github.io/web_mec/documents/acotacio_exercicis_2.pdf">exercicis d'acotació 2</text:a> </text:p>
      <text:p text:style-name="P46">Comentem <text:a xlink:type="simple" xlink:href="https://www.youtube.com/watch?si=RvJ44lt1Pb4JlZin&amp;v=e33cD5TEx64&amp;feature=youtu.be">vídeo acotació</text:a>.</text:p>
      <text:p text:style-name="P43"/>
      <text:p text:style-name="P67"/>
      <text:p text:style-name="P67">D<text:span text:style-name="T12">illuns</text:span><text:tab/><text:span text:style-name="T17">06</text:span>/<text:span text:style-name="T14">11</text:span>/23</text:p>
      <text:p text:style-name="P48">Comencem amb <text:a xlink:type="simple" xlink:href="https://paulinoposada.github.io/web_mec/documents/acotacio_exercicis_3.pdf">exercicis d'acotació 3</text:a></text:p>
      <text:p text:style-name="P47">Comentem <text:a xlink:type="simple" xlink:href="https://youtu.be/7JU-sObizA8?si=M0mQ_6QCkNBZ2ctQ"><text:span text:style-name="T18">vídeo vistes 1</text:span></text:a>.</text:p>
      <text:p text:style-name="P48">Dibuiexem vistes d'una grapadora i una llanterna.</text:p>
      <text:p text:style-name="P68">Baixem al taller.</text:p>
      <text:p text:style-name="P68"/>
      <text:p text:style-name="P68"/>
      <text:p text:style-name="P71">D<text:span text:style-name="T12">imarts</text:span><text:tab/><text:span text:style-name="T17">07</text:span>/<text:span text:style-name="T14">11</text:span>/23</text:p>
      <text:p text:style-name="P69">Come<text:span text:style-name="T19">ncem </text:span><text:a xlink:type="simple" xlink:href="https://paulinoposada.github.io/web_mec/documents/vistes.pdf"><text:span text:style-name="T19">exercicis vistes</text:span></text:a><text:span text:style-name="T19">.</text:span></text:p>
      <text:p text:style-name="P70">Baixem al taller.</text:p>
      <text:p text:style-name="P72"/>
      <text:p text:style-name="P71">D<text:span text:style-name="T12">imecres</text:span><text:tab/><text:span text:style-name="T17">08</text:span>/<text:span text:style-name="T14">11</text:span>/23</text:p>
      <text:p text:style-name="P69"><text:span text:style-name="T19">Terminem </text:span><text:a xlink:type="simple" xlink:href="https://paulinoposada.github.io/web_mec/documents/vistes.pdf"><text:span text:style-name="T19">exercicis vistes</text:span></text:a><text:span text:style-name="T19">.</text:span></text:p>
      <text:p text:style-name="P70">Feim exercicis peu de re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1-07T21:33:34.521966489</dc:date>
    <meta:editing-duration>PT27M52S</meta:editing-duration>
    <meta:editing-cycles>37</meta:editing-cycles>
    <meta:document-statistic meta:table-count="0" meta:image-count="0" meta:object-count="0" meta:page-count="4" meta:paragraph-count="97" meta:word-count="533" meta:character-count="3565" meta:non-whitespace-character-count="3111"/>
  </office:meta>
</office:document-meta>
</file>